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Roboto, sans-serif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2b3bc" officeooo:paragraph-rsid="0002b3bc" style:language-asian="ko" style:country-asian="KR"/>
    </style:style>
    <style:style style:name="P2" style:family="paragraph" style:parent-style-name="Standard">
      <style:text-properties fo:font-variant="normal" fo:text-transform="none" fo:color="#010101" style:font-name="apple-system" fo:font-size="10.5pt" fo:letter-spacing="normal" fo:font-style="normal" fo:font-weight="normal" officeooo:rsid="0002b3bc" officeooo:paragraph-rsid="0002b3bc" style:language-asian="ko" style:country-asian="KR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10101" style:font-name="apple-system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10101" fo:letter-spacing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10101" fo:letter-spacing="normal" officeooo:paragraph-rsid="0002b3b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10101" fo:letter-spacing="normal" officeooo:paragraph-rsid="0002e808"/>
    </style:style>
    <style:style style:name="T1" style:family="text">
      <style:text-properties fo:color="#0086b3"/>
    </style:style>
    <style:style style:name="T2" style:family="text">
      <style:text-properties fo:color="#a71d5d"/>
    </style:style>
    <style:style style:name="T3" style:family="text">
      <style:text-properties fo:color="#a71d5d" style:font-name="apple-system" fo:font-size="10.5pt" fo:font-style="normal" fo:font-weight="normal"/>
    </style:style>
    <style:style style:name="T4" style:family="text">
      <style:text-properties fo:color="#a71d5d" style:font-name="apple-system" fo:font-size="10.5pt" fo:font-style="normal" fo:font-weight="normal" officeooo:rsid="0002b3bc" style:language-asian="ko" style:country-asian="KR"/>
    </style:style>
    <style:style style:name="T5" style:family="text">
      <style:text-properties fo:color="#066de2"/>
    </style:style>
    <style:style style:name="T6" style:family="text">
      <style:text-properties fo:color="#066de2" style:font-name="apple-system" fo:font-size="10.5pt" fo:font-style="normal" fo:font-weight="normal"/>
    </style:style>
    <style:style style:name="T7" style:family="text">
      <style:text-properties style:font-name="apple-system" fo:font-size="10.5pt" fo:font-style="normal" fo:font-weight="normal"/>
    </style:style>
    <style:style style:name="T8" style:family="text">
      <style:text-properties style:font-name="apple-system" fo:font-size="10.5pt" fo:font-style="normal" fo:font-weight="normal" officeooo:rsid="0002b3bc" style:language-asian="ko" style:country-asian="KR"/>
    </style:style>
    <style:style style:name="T9" style:family="text">
      <style:text-properties fo:color="#63a35c" style:font-name="apple-system" fo:font-size="10.5pt" fo:font-style="normal" fo:font-weight="normal"/>
    </style:style>
    <style:style style:name="T10" style:family="text">
      <style:text-properties fo:color="#63a35c" style:font-name="apple-system" fo:font-size="10.5pt" fo:font-style="normal" fo:font-weight="normal" style:language-asian="ko" style:country-asian="KR"/>
    </style:style>
    <style:style style:name="T11" style:family="text">
      <style:text-properties fo:color="#63a35c" style:font-name="apple-system" fo:font-size="10.5pt" fo:font-style="normal" fo:font-weight="normal" officeooo:rsid="0002e808" style:language-asian="ko" style:country-asian="KR"/>
    </style:style>
    <style:style style:name="T12" style:family="text">
      <style:text-properties fo:color="#63a35c" style:font-name="apple-system" fo:font-size="10.5pt" fo:font-style="normal" fo:font-weight="normal" officeooo:rsid="0002e808" style:font-name-asian="apple-system" style:font-size-asian="10.5pt" style:language-asian="ko" style:country-asian="KR" style:font-style-asian="normal" style:font-weight-asian="normal"/>
    </style:style>
    <style:style style:name="T13" style:family="text">
      <style:text-properties fo:color="#63a35c" style:font-name-asian="apple-system" style:font-size-asian="10.5pt" style:font-style-asian="normal" style:font-weight-asian="normal"/>
    </style:style>
    <style:style style:name="T14" style:family="text">
      <style:text-properties fo:color="#0099cc" style:font-name="apple-system" fo:font-size="10.5pt" fo:font-style="normal" fo:font-weight="normal"/>
    </style:style>
    <style:style style:name="T15" style:family="text">
      <style:text-properties officeooo:rsid="0002b3bc" style:language-asian="ko" style:country-asian="K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include </text:span><text:span text:style-name="T2">&lt;stdio.h&gt;</text:span></text:p>
      <text:p text:style-name="P4"/>
      <text:p text:style-name="P3"><text:span text:style-name="T5">int </text:span>main()</text:p>
      <text:p text:style-name="P3">{</text:p>
      <text:p text:style-name="P4"><text:span text:style-name="T6"><text:s text:c="3"/>int </text:span><text:span text:style-name="T7">num, i;</text:span></text:p>
      <text:p text:style-name="P4"/>
      <text:p text:style-name="P4"/>
      <text:p text:style-name="P4"><text:s text:c="4"/><text:span text:style-name="T6">printf </text:span><text:span text:style-name="T7">(</text:span><text:span text:style-name="T9">"</text:span><text:span text:style-name="T11">Please enter a number</text:span><text:span text:style-name="T13">:</text:span><text:span text:style-name="T9">"</text:span><text:span text:style-name="T7">);</text:span></text:p>
      <text:p text:style-name="P4"><text:span text:style-name="T6"><text:s text:c="4"/>scanf </text:span><text:span text:style-name="T7">(</text:span><text:span text:style-name="T9">"%d"</text:span><text:span text:style-name="T7">, &amp;num);</text:span></text:p>
      <text:p text:style-name="P4"/>
      <text:p text:style-name="P4"/>
      <text:p text:style-name="P4"><text:span text:style-name="T3"><text:s text:c="2"/></text:span><text:span text:style-name="T4"><text:s text:c="3"/></text:span><text:span text:style-name="T3">for </text:span><text:span text:style-name="T7">(i</text:span><text:span text:style-name="T3">=</text:span><text:span text:style-name="T14">2</text:span><text:span text:style-name="T7">; i</text:span><text:span text:style-name="T3">&lt;</text:span><text:span text:style-name="T7">num; i</text:span><text:span text:style-name="T3">++</text:span><text:span text:style-name="T7">) {</text:span></text:p>
      <text:p text:style-name="P4"><text:span text:style-name="T6"><text:s text:c="8"/>printf </text:span><text:span text:style-name="T7">(</text:span><text:span text:style-name="T9">"%d %% %d = %d\n"</text:span><text:span text:style-name="T7">,num,i,num%i);</text:span></text:p>
      <text:p text:style-name="P4"><text:span text:style-name="T3"><text:s text:c="8"/>if </text:span><text:span text:style-name="T7">(num % </text:span><text:span text:style-name="T8">i</text:span><text:span text:style-name="T7"> </text:span><text:span text:style-name="T3">==</text:span><text:span text:style-name="T14">0</text:span><text:span text:style-name="T7">)</text:span></text:p>
      <text:p text:style-name="P5"><text:span text:style-name="T3"><text:s text:c="15"/>break</text:span><text:span text:style-name="T7">;</text:span></text:p>
      <text:p text:style-name="P5"><text:span text:style-name="T7"><text:s text:c="4"/>}</text:span></text:p>
      <text:p text:style-name="P4"/>
      <text:p text:style-name="P4"/>
      <text:p text:style-name="P4"><text:span text:style-name="T3"><text:s text:c="4"/>if </text:span><text:span text:style-name="T7">( I </text:span><text:span text:style-name="T3">== </text:span><text:span text:style-name="T7">num)</text:span></text:p>
      <text:p text:style-name="P4"><text:span text:style-name="T6"><text:s text:c="7"/>printf </text:span><text:span text:style-name="T7">(</text:span><text:span text:style-name="T9">"</text:span><text:span text:style-name="T11">I</text:span><text:span text:style-name="T12">t is a prime number</text:span><text:span text:style-name="T9">."</text:span><text:span text:style-name="T7">);</text:span></text:p>
      <text:p text:style-name="P4"><text:span text:style-name="T3"><text:s text:c="4"/>else</text:span></text:p>
      <text:p text:style-name="P6"><text:span text:style-name="T6"><text:s text:c="4"/>printf </text:span><text:span text:style-name="T7">(</text:span><text:span text:style-name="T9">"</text:span><text:span text:style-name="T12">It is not a prime number</text:span><text:span text:style-name="T9">."</text:span><text:span text:style-name="T7">);</text:span></text:p>
      <text:p text:style-name="P4"><text:s/></text:p>
      <text:p text:style-name="P4"><text:s/></text:p>
      <text:p text:style-name="P4"><text:span text:style-name="T3"><text:s text:c="4"/>return </text:span><text:span text:style-name="T14">0</text:span><text:span text:style-name="T7">;</text:span></text:p>
      <text:p text:style-name="P4"><text:span text:style-name="T7"><text:s/>}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Roboto, sans-serif"/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Segoe UI" style:font-size-asian="10.5pt" style:language-asian="ko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바탕" fo:font-size="12pt" fo:language="en" fo:country="US" style:letter-kerning="true" style:font-name-asian="Segoe UI" style:font-size-asian="10.5pt" style:language-asian="ko" style:country-asian="none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20:42:19.565000000</meta:creation-date>
    <dc:date>2021-10-11T20:55:16.079000000</dc:date>
    <meta:editing-duration>PT2M46S</meta:editing-duration>
    <meta:editing-cycles>1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19" meta:word-count="56" meta:character-count="353" meta:non-whitespace-character-count="237"/>
  </office:meta>
</office:document-meta>
</file>